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75cm" fo:min-width="0.79cm"/>
    </style:style>
    <style:style style:name="gr3" style:family="graphic" style:parent-style-name="standard">
      <style:graphic-properties draw:textarea-horizontal-align="justify" draw:textarea-vertical-align="middle" draw:auto-grow-height="false" fo:min-height="0.175cm" fo:min-width="0.789cm"/>
    </style:style>
    <style:style style:name="gr4" style:family="graphic" style:parent-style-name="standard">
      <style:graphic-properties draw:textarea-horizontal-align="justify" draw:textarea-vertical-align="middle" draw:auto-grow-height="false" fo:min-height="0.174cm" fo:min-width="0.7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0.5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83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41cm" fo:min-width="0.33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74cm" fo:min-width="0.3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6cm" fo:min-width="2.92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75cm" fo:min-width="0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1.0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7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6cm" fo:min-width="0.73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0.65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0.702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086cm"/>
      <style:paragraph-properties style:writing-mode="lr-tb"/>
    </style:style>
    <style:style style:name="gr2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6cm" fo:min-width="0.521cm"/>
      <style:paragraph-properties style:writing-mode="lr-tb"/>
    </style:style>
    <style:style style:name="gr2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35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5cm" fo:min-width="0.40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406cm" fo:min-width="0.2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3cm" fo:min-width="0.215cm"/>
      <style:paragraph-properties style:writing-mode="lr-tb"/>
    </style:style>
    <style:style style:name="gr33" style:family="graphic" style:parent-style-name="objectwithoutfill">
      <style:graphic-properties svg:stroke-color="#3465a4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297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style:paragraph-properties fo:text-align="center"/>
      <style:text-properties fo:font-size="12pt" fo:language="en" fo:country="GB"/>
    </style:style>
    <style:style style:name="P4" style:family="paragraph">
      <style:paragraph-properties fo:text-align="center" style:writing-mode="lr-tb"/>
      <style:text-properties fo:font-size="12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loext:graphic-properties draw:fill="none"/>
      <style:paragraph-properties fo:text-align="center"/>
      <style:text-properties fo:font-size="12pt" fo:language="en" fo:country="GB"/>
    </style:style>
    <style:style style:name="P7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2pt" fo:language="en" fo:country="GB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/>
    </style:style>
    <style:style style:name="P12" style:family="paragraph">
      <loext:graphic-properties draw:fill="none"/>
      <style:paragraph-properties style:writing-mode="lr-tb"/>
      <style:text-properties fo:font-size="12pt"/>
    </style:style>
    <style:style style:name="P13" style:family="paragraph">
      <style:text-properties fo:color="#3465a4" fo:font-size="12pt"/>
    </style:style>
    <style:style style:name="P14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15" style:family="paragraph">
      <style:text-properties fo:color="#3465a4"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style:text-position="-33% 58%"/>
    </style:style>
    <style:style style:name="T2" style:family="text">
      <style:text-properties fo:language="en" fo:country="GB"/>
    </style:style>
    <style:style style:name="T3" style:family="text">
      <style:text-properties fo:font-size="13pt" fo:language="en" fo:country="GB" style:font-size-asian="13pt" style:font-size-complex="13pt"/>
    </style:style>
    <style:style style:name="T4" style:family="text">
      <style:text-properties style:text-position="-33% 58%" fo:font-size="13pt" fo:language="en" fo:country="GB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fo:language="en" fo:country="GB" style:font-size-asian="12pt" style:font-size-complex="12pt"/>
    </style:style>
    <style:style style:name="T8" style:family="text">
      <style:text-properties style:text-position="-33% 58%" fo:font-size="12pt" fo:language="en" fo:country="GB" style:font-size-asian="12pt" style:font-size-complex="12pt"/>
    </style:style>
    <style:style style:name="T9" style:family="text">
      <style:text-properties style:font-size-asian="15pt" style:font-size-complex="15pt"/>
    </style:style>
    <style:style style:name="T10" style:family="text">
      <style:text-properties style:text-position="-33% 58%" style:font-size-asian="15pt" style:font-size-complex="15pt"/>
    </style:style>
    <style:style style:name="T11" style:family="text">
      <style:text-properties fo:color="#3465a4"/>
    </style:style>
    <style:style style:name="T12" style:family="text">
      <style:text-properties fo:color="#3465a4" fo:font-size="12pt" style:font-size-asian="12pt" style:font-size-complex="12pt"/>
    </style:style>
    <style:style style:name="T13" style:family="text">
      <style:text-properties fo:language="en" fo:country="GB" style:font-size-asian="13pt" style:font-size-complex="13pt"/>
    </style:style>
    <style:style style:name="T1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066cm" svg:height="1.114cm" svg:x="0.289cm" svg:y="2.498cm">
          <draw:text-box>
            <text:p text:style-name="P1">v<text:span text:style-name="T1">S</text:span></text:p>
          </draw:text-box>
        </draw:frame>
        <draw:custom-shape draw:style-name="gr2" draw:text-style-name="P3" xml:id="id1" draw:id="id1" draw:layer="layout" svg:width="1.29cm" svg:height="0.425cm" svg:x="3.04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1.289cm" svg:height="0.425cm" svg:x="6.74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1.29cm" svg:height="0.425cm" svg:x="3.049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6" draw:id="id6" draw:layer="layout" svg:width="1.289cm" svg:height="0.425cm" svg:x="6.82cm" svg:y="4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7" draw:id="id7" draw:layer="layout" svg:width="1.289cm" svg:height="0.424cm" draw:transform="rotate (1.5707963267949) translate (5.41cm 3.5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3.049cm" svg:y1="1.462cm" svg:x2="1.778cm" svg:y2="2.283cm" draw:start-shape="id1" draw:start-glue-point="3" draw:end-shape="id2" draw:end-glue-point="4" svg:d="M3049 1462h-1271v821" svg:viewBox="0 0 1272 822">
          <text:p/>
        </draw:connector>
        <draw:connector draw:style-name="gr5" draw:text-style-name="P3" draw:layer="layout" svg:x1="1.778cm" svg:y1="3.701cm" svg:x2="3.049cm" svg:y2="4.463cm" draw:start-shape="id2" draw:start-glue-point="8" draw:end-shape="id3" draw:end-glue-point="3" svg:d="M1778 3701v762h1271" svg:viewBox="0 0 1272 763">
          <text:p/>
        </draw:connector>
        <draw:connector draw:style-name="gr5" draw:text-style-name="P3" draw:layer="layout" svg:x1="9.058cm" svg:y1="6.641cm" svg:x2="5.615cm" svg:y2="7.055cm" draw:start-shape="id4" draw:start-glue-point="2" draw:end-shape="id5" draw:end-glue-point="6" svg:d="M9058 6641v916h-3443v-502" svg:viewBox="0 0 3444 917">
          <text:p/>
        </draw:connector>
        <draw:connector draw:style-name="gr5" draw:text-style-name="P3" draw:layer="layout" svg:x1="4.339cm" svg:y1="4.463cm" svg:x2="6.82cm" svg:y2="4.463cm" draw:start-shape="id3" draw:start-glue-point="1" draw:end-shape="id6" draw:end-glue-point="3" svg:d="M4339 4463h2481" svg:viewBox="0 0 2482 1">
          <text:p/>
        </draw:connector>
        <draw:connector draw:style-name="gr5" draw:text-style-name="P3" draw:layer="layout" svg:x1="5.622cm" svg:y1="3.571cm" svg:x2="6.82cm" svg:y2="4.463cm" draw:start-shape="id7" draw:start-glue-point="3" draw:end-shape="id6" draw:end-glue-point="3" svg:d="M5622 3571v892h1198" svg:viewBox="0 0 1199 893">
          <text:p/>
        </draw:connector>
        <draw:connector draw:style-name="gr5" draw:text-style-name="P3" draw:layer="layout" svg:x1="6.744cm" svg:y1="1.462cm" svg:x2="5.622cm" svg:y2="2.282cm" draw:start-shape="id8" draw:start-glue-point="3" draw:end-shape="id7" draw:end-glue-point="1" svg:d="M6744 1462h-1122v820" svg:viewBox="0 0 1123 821">
          <text:p/>
        </draw:connector>
        <draw:custom-shape draw:style-name="gr6" draw:text-style-name="P4" xml:id="id2" draw:id="id2" draw:layer="layout" svg:width="1.417cm" svg:height="1.418cm" svg:x="1.069cm" svg:y="2.283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331cm" svg:height="0.966cm" svg:x="9.308cm" svg:y="3.341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10" draw:id="id10">
          <draw:custom-shape draw:style-name="gr8" draw:text-style-name="P3" draw:layer="layout" svg:width="1.658cm" svg:height="1.979cm" svg:x="8.283cm" svg:y="1.96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6" draw:layer="layout" svg:x1="9.11cm" svg:y1="2.542cm" svg:x2="9.11cm" svg:y2="3.515cm">
            <text:p/>
          </draw:line>
        </draw:g>
        <draw:custom-shape draw:style-name="gr10" draw:text-style-name="P4" xml:id="id5" draw:id="id5" draw:layer="layout" svg:width="1.656cm" svg:height="1.98cm" svg:x="4.787cm" svg:y="5.075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7" draw:layer="layout" svg:width="3.429cm" svg:height="1.316cm" svg:x="5.882cm" svg:y="6.4cm">
          <draw:text-box>
            <text:p text:style-name="P1"><text:span text:style-name="T5">V</text:span><text:span text:style-name="T6">d</text:span><text:span text:style-name="T5"> = K</text:span><text:span text:style-name="T6">d</text:span><text:span text:style-name="T5"> I</text:span><text:span text:style-name="T6">d</text:span><text:span text:style-name="T2"> </text:span></text:p>
          </draw:text-box>
        </draw:frame>
        <draw:connector draw:style-name="gr5" draw:text-style-name="P8" draw:layer="layout" svg:x1="4.339cm" svg:y1="4.463cm" svg:x2="5.615cm" svg:y2="5.075cm" draw:start-shape="id3" draw:start-glue-point="1" draw:end-shape="id5" draw:end-glue-point="4" svg:d="M4339 4463h1276v612" svg:viewBox="0 0 1277 613">
          <text:p/>
        </draw:connector>
        <draw:connector draw:style-name="gr5" draw:text-style-name="P8" draw:layer="layout" svg:x1="4.339cm" svg:y1="1.462cm" svg:x2="5.622cm" svg:y2="2.282cm" draw:start-shape="id1" draw:start-glue-point="1" draw:end-shape="id7" draw:end-glue-point="1" svg:d="M4339 1462h1283v820" svg:viewBox="0 0 1284 821">
          <text:p/>
        </draw:connector>
        <draw:connector draw:style-name="gr5" draw:text-style-name="P8" draw:layer="layout" svg:x1="8.109cm" svg:y1="4.463cm" svg:x2="8.982cm" svg:y2="4.487cm" draw:start-shape="id6" draw:start-glue-point="1" draw:end-shape="id9" draw:end-glue-point="6" svg:d="M8109 4463h436v24h437" svg:viewBox="0 0 874 25">
          <text:p/>
        </draw:connector>
        <draw:connector draw:style-name="gr5" draw:text-style-name="P8" draw:layer="layout" svg:x1="8.033cm" svg:y1="1.462cm" svg:x2="9.112cm" svg:y2="1.967cm" draw:start-shape="id8" draw:start-glue-point="1" draw:end-shape="id10" draw:end-glue-point="0" svg:d="M8033 1462h1079v505" svg:viewBox="0 0 1080 506">
          <text:p/>
        </draw:connector>
        <draw:connector draw:style-name="gr5" draw:text-style-name="P8" draw:layer="layout" svg:x1="9.112cm" svg:y1="3.946cm" svg:x2="9.058cm" svg:y2="5.312cm" draw:start-shape="id10" draw:start-glue-point="2" draw:end-shape="id4" draw:end-glue-point="0" svg:d="M9112 3946v658h-54v708" svg:viewBox="0 0 55 1367">
          <text:p/>
        </draw:connector>
        <draw:custom-shape draw:style-name="gr4" draw:text-style-name="P3" xml:id="id11" draw:id="id11" draw:layer="layout" svg:width="1.289cm" svg:height="0.424cm" svg:x="3.049cm" svg:y="7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2" draw:id="id12" draw:layer="layout" svg:width="0.826cm" svg:height="0.425cm" draw:transform="rotate (1.5707963267949) translate (1.561cm 5.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4.338cm" svg:y1="7.619cm" svg:x2="5.615cm" svg:y2="7.055cm" draw:start-shape="id11" draw:start-glue-point="1" draw:end-shape="id5" draw:end-glue-point="6" svg:d="M4338 7619h1277v-564" svg:viewBox="0 0 1278 565">
          <text:p/>
        </draw:connector>
        <draw:connector draw:style-name="gr5" draw:text-style-name="P8" draw:layer="layout" svg:x1="1.773cm" svg:y1="5.72cm" svg:x2="3.049cm" svg:y2="7.619cm" draw:start-shape="id12" draw:start-glue-point="3" draw:end-shape="id11" draw:end-glue-point="3" svg:d="M1773 5720v1899h1276" svg:viewBox="0 0 1277 1900">
          <text:p/>
        </draw:connector>
        <draw:frame draw:style-name="gr13" draw:text-style-name="P10" draw:layer="layout" svg:width="1.561cm" svg:height="1.044cm" svg:x="9.96cm" svg:y="5.377cm">
          <draw:text-box>
            <text:p text:style-name="P9"><text:span text:style-name="T7">I</text:span><text:span text:style-name="T8">c</text:span></text:p>
          </draw:text-box>
        </draw:frame>
        <draw:frame draw:style-name="gr14" draw:text-style-name="P2" draw:layer="layout" svg:width="1.238cm" svg:height="1.187cm" svg:x="3.261cm" svg:y="1.675cm">
          <draw:text-box>
            <text:p text:style-name="P1">R<text:span text:style-name="T1">1</text:span></text:p>
          </draw:text-box>
        </draw:frame>
        <draw:frame draw:style-name="gr15" draw:text-style-name="P2" draw:layer="layout" svg:width="1.162cm" svg:height="1.114cm" svg:x="3.294cm" svg:y="7.785cm">
          <draw:text-box>
            <text:p text:style-name="P1">R<text:span text:style-name="T1">7</text:span></text:p>
          </draw:text-box>
        </draw:frame>
        <draw:frame draw:style-name="gr14" draw:text-style-name="P2" draw:layer="layout" svg:width="1.238cm" svg:height="1.187cm" svg:x="7.077cm" svg:y="4.662cm">
          <draw:text-box>
            <text:p text:style-name="P1">R<text:span text:style-name="T1">5</text:span></text:p>
          </draw:text-box>
        </draw:frame>
        <draw:frame draw:style-name="gr16" draw:text-style-name="P2" draw:layer="layout" svg:width="1.47cm" svg:height="1.944cm" svg:x="3.262cm" svg:y="4.613cm">
          <draw:text-box>
            <text:p text:style-name="P1">R<text:span text:style-name="T1">4</text:span></text:p>
          </draw:text-box>
        </draw:frame>
        <draw:frame draw:style-name="gr17" draw:text-style-name="P2" draw:layer="layout" svg:width="1.238cm" svg:height="1.186cm" svg:x="5.696cm" svg:y="2.458cm">
          <draw:text-box>
            <text:p text:style-name="P1">R<text:span text:style-name="T1">3</text:span></text:p>
          </draw:text-box>
        </draw:frame>
        <draw:frame draw:style-name="gr14" draw:text-style-name="P2" draw:layer="layout" svg:width="1.238cm" svg:height="1.187cm" svg:x="6.99cm" svg:y="1.675cm">
          <draw:text-box>
            <text:p text:style-name="P1">R<text:span text:style-name="T1">2</text:span></text:p>
          </draw:text-box>
        </draw:frame>
        <draw:frame draw:style-name="gr18" draw:text-style-name="P2" draw:layer="layout" svg:width="1.152cm" svg:height="1.008cm" svg:x="0.757cm" svg:y="4.849cm">
          <draw:text-box>
            <text:p text:style-name="P1"><text:span text:style-name="T9">R</text:span><text:span text:style-name="T10">6</text:span></text:p>
          </draw:text-box>
        </draw:frame>
        <draw:custom-shape draw:style-name="gr19" draw:text-style-name="P8" draw:layer="layout" svg:width="0.181cm" svg:height="0.198cm" svg:x="5.518cm" svg:y="4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9" draw:id="id9" draw:layer="layout" svg:width="0.18cm" svg:height="0.199cm" svg:x="8.98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181cm" svg:height="0.199cm" svg:x="5.518cm" svg:y="7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181cm" svg:height="0.199cm" svg:x="5.518cm" svg:y="1.3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13" draw:id="id13" draw:layer="layout" svg:width="0.18cm" svg:height="0.199cm" svg:x="1.672cm" svg:y="4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" draw:layer="layout" svg:width="1.202cm" svg:height="2.702cm" svg:x="4.574cm" svg:y="2.049cm">
          <draw:text-box>
            <text:p text:style-name="P1">+</text:p>
            <text:p text:style-name="P1">V<text:span text:style-name="T1">b</text:span></text:p>
            <text:p text:style-name="P1">-</text:p>
          </draw:text-box>
        </draw:frame>
        <draw:line draw:style-name="gr21" draw:text-style-name="P11" draw:layer="layout" svg:x1="2.269cm" svg:y1="4.835cm" svg:x2="2.269cm" svg:y2="6.287cm">
          <text:p/>
        </draw:line>
        <draw:frame draw:style-name="gr22" draw:text-style-name="P12" draw:layer="layout" svg:width="1.508cm" svg:height="1.336cm" svg:x="2.16cm" svg:y="4.974cm">
          <draw:text-box>
            <text:p text:style-name="P1"><text:span text:style-name="T5">I</text:span><text:span text:style-name="T6">d</text:span></text:p>
          </draw:text-box>
        </draw:frame>
        <draw:g xml:id="id4" draw:id="id4">
          <draw:line draw:style-name="gr23" draw:text-style-name="P11" draw:layer="layout" svg:x1="9.059cm" svg:y1="5.312cm" svg:x2="9.059cm" svg:y2="5.754cm">
            <text:p/>
          </draw:line>
          <draw:line draw:style-name="gr23" draw:text-style-name="P11" draw:layer="layout" svg:x1="8.473cm" svg:y1="5.758cm" svg:x2="9.643cm" svg:y2="5.758cm">
            <text:p/>
          </draw:line>
          <draw:line draw:style-name="gr23" draw:text-style-name="P11" draw:layer="layout" svg:x1="8.474cm" svg:y1="6.202cm" svg:x2="9.644cm" svg:y2="6.202cm">
            <text:p/>
          </draw:line>
          <draw:line draw:style-name="gr23" draw:text-style-name="P11" draw:layer="layout" svg:x1="9.059cm" svg:y1="6.199cm" svg:x2="9.059cm" svg:y2="6.641cm">
            <text:p/>
          </draw:line>
        </draw:g>
        <draw:line draw:style-name="gr21" draw:text-style-name="P11" draw:layer="layout" svg:x1="9.879cm" svg:y1="5.325cm" svg:x2="9.879cm" svg:y2="6.777cm">
          <text:p/>
        </draw:line>
        <draw:frame draw:style-name="gr24" draw:text-style-name="P2" draw:layer="layout" svg:width="1.021cm" svg:height="1.046cm" svg:x="7.747cm" svg:y="5.603cm">
          <draw:text-box>
            <text:p text:style-name="P1">C</text:p>
          </draw:text-box>
        </draw:frame>
        <draw:g>
          <draw:line draw:style-name="gr25" draw:text-style-name="P11" draw:layer="layout" svg:x1="1.134cm" svg:y1="4.933cm" svg:x2="0.249cm" svg:y2="4.941cm">
            <text:p/>
          </draw:line>
          <draw:line draw:style-name="gr25" draw:text-style-name="P11" draw:layer="layout" svg:x1="1.135cm" svg:y1="4.928cm" svg:x2="0.25cm" svg:y2="4.936cm">
            <text:p/>
          </draw:line>
          <draw:line draw:style-name="gr25" draw:text-style-name="P11" draw:layer="layout" svg:x1="0.491cm" svg:y1="5.11cm" svg:x2="0.931cm" svg:y2="5.11cm">
            <text:p/>
          </draw:line>
          <draw:line draw:style-name="gr25" draw:text-style-name="P11" draw:layer="layout" svg:x1="0.609cm" svg:y1="5.263cm" svg:x2="0.821cm" svg:y2="5.263cm">
            <text:p/>
          </draw:line>
          <draw:line draw:style-name="gr25" draw:text-style-name="P11" draw:layer="layout" svg:x1="0.703cm" svg:y1="4.922cm" svg:x2="0.707cm" svg:y2="4.529cm">
            <text:p/>
          </draw:line>
        </draw:g>
        <draw:connector draw:style-name="gr26" draw:text-style-name="P8" draw:layer="layout" draw:line-skew="-0.256cm" svg:x1="1.672cm" svg:y1="4.487cm" svg:x2="0.693cm" svg:y2="4.562cm" draw:start-shape="id13" draw:start-glue-point="6" svg:d="M1672 4487h-996v75h17" svg:viewBox="0 0 997 76">
          <text:p/>
        </draw:connector>
        <draw:frame draw:style-name="gr27" draw:text-style-name="P14" draw:layer="layout" svg:width="0.853cm" svg:height="0.962cm" svg:x="1.197cm" svg:y="0.712cm">
          <draw:text-box>
            <text:p text:style-name="P13"><text:span text:style-name="T11">1</text:span></text:p>
          </draw:text-box>
        </draw:frame>
        <draw:frame draw:style-name="gr28" draw:text-style-name="P14" draw:layer="layout" svg:width="0.853cm" svg:height="1.157cm" svg:x="5.282cm" svg:y="0.729cm">
          <draw:text-box>
            <text:p text:style-name="P13"><text:span text:style-name="T11">2</text:span></text:p>
          </draw:text-box>
        </draw:frame>
        <draw:frame draw:style-name="gr27" draw:text-style-name="P14" draw:layer="layout" svg:width="0.853cm" svg:height="0.962cm" svg:x="8.961cm" svg:y="0.74cm">
          <draw:text-box>
            <text:p text:style-name="P13"><text:span text:style-name="T11">3</text:span></text:p>
          </draw:text-box>
        </draw:frame>
        <draw:frame draw:style-name="gr29" draw:text-style-name="P14" draw:layer="layout" svg:width="0.909cm" svg:height="1.025cm" svg:x="5.494cm" svg:y="3.83cm">
          <draw:text-box>
            <text:p text:style-name="P13"><text:span text:style-name="T11">5</text:span></text:p>
          </draw:text-box>
        </draw:frame>
        <draw:custom-shape draw:style-name="gr19" draw:text-style-name="P8" draw:layer="layout" svg:width="0.18cm" svg:height="0.199cm" svg:x="1.697cm" svg:y="7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0.908cm" svg:height="1.025cm" svg:x="1.218cm" svg:y="7.734cm">
          <draw:text-box>
            <text:p text:style-name="P13"><text:span text:style-name="T11">7</text:span></text:p>
          </draw:text-box>
        </draw:frame>
        <draw:frame draw:style-name="gr30" draw:text-style-name="P16" draw:layer="layout" svg:width="0.908cm" svg:height="1.025cm" svg:x="5.203cm" svg:y="7.792cm">
          <draw:text-box>
            <text:p text:style-name="P15"><text:span text:style-name="T12">8</text:span></text:p>
          </draw:text-box>
        </draw:frame>
        <draw:frame draw:style-name="gr29" draw:text-style-name="P14" draw:layer="layout" svg:width="0.909cm" svg:height="1.025cm" svg:x="9.086cm" svg:y="4.108cm">
          <draw:text-box>
            <text:p text:style-name="P13"><text:span text:style-name="T11">6</text:span></text:p>
          </draw:text-box>
        </draw:frame>
        <draw:custom-shape draw:style-name="gr19" draw:text-style-name="P8" draw:layer="layout" svg:width="0.18cm" svg:height="0.199cm" svg:x="1.697cm" svg:y="1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draw:layer="layout" svg:width="0.18cm" svg:height="0.199cm" svg:x="9.072cm" svg:y="1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4" draw:layer="layout" svg:width="0.853cm" svg:height="0.962cm" svg:x="1.092cm" svg:y="3.732cm">
          <draw:text-box>
            <text:p text:style-name="P13"><text:span text:style-name="T11">0</text:span></text:p>
          </draw:text-box>
        </draw:frame>
        <draw:custom-shape draw:style-name="gr19" draw:text-style-name="P8" draw:layer="layout" svg:width="0.272cm" svg:height="0.155cm" svg:x="1.634cm" svg:y="6.01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0.993cm" svg:height="0.926cm" svg:x="1.283cm" svg:y="6.37cm">
          <text:p text:style-name="P4"><text:span text:style-name="T13">+</text:span></text:p>
          <text:p text:style-name="P4"><text:span text:style-name="T1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4" draw:layer="layout" svg:width="0.739cm" svg:height="0.833cm" svg:x="0.905cm" svg:y="5.789cm">
          <draw:text-box>
            <text:p text:style-name="P13"><text:span text:style-name="T11">4</text:span></text:p>
          </draw:text-box>
        </draw:frame>
        <draw:line draw:style-name="gr33" draw:text-style-name="P11" draw:layer="layout" svg:x1="1.801cm" svg:y1="4.504cm" svg:x2="1.801cm" svg:y2="4.916cm">
          <text:p/>
        </draw:line>
        <draw:frame draw:style-name="gr34" draw:text-style-name="P17" draw:layer="layout" svg:width="1.797cm" svg:height="0.802cm" svg:x="-0.184cm" svg:y="6.485cm">
          <draw:text-box>
            <text:p text:style-name="P9"><text:span text:style-name="T14">Vf = 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2T22:03:32.889675904</dc:date>
    <meta:editing-duration>PT39M35S</meta:editing-duration>
    <meta:editing-cycles>9</meta:editing-cycles>
    <meta:generator>LibreOffice/6.4.6.2$Linux_X86_64 LibreOffice_project/40$Build-2</meta:generator>
    <meta:document-statistic meta:object-count="74"/>
  </office:meta>
</office:document-meta>
</file>